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01cm"/>
    </style:style>
    <style:style style:name="ro1" style:family="table-row">
      <style:table-row-properties style:row-height="0.425cm" fo:break-before="auto" style:use-optimal-row-height="true"/>
    </style:style>
    <style:style style:name="ro2" style:family="table-row">
      <style:table-row-properties style:row-height="4.3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order="0.002cm solid #000000" style:vertical-align="top"/>
    </style:style>
    <style:style style:name="ce3" style:family="table-cell" style:parent-style-name="Default">
      <style:table-cell-properties style:text-align-source="value-type" style:repeat-content="false" fo:border="0.002cm solid #000000"/>
      <style:paragraph-properties fo:margin-left="0cm"/>
    </style:style>
    <style:style style:name="ce4" style:family="table-cell" style:parent-style-name="Default">
      <style:table-cell-properties fo:border="0.002cm solid #000000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>
            <text:p>mst_user</text:p>
          </table:table-cell>
          <table:table-cell table:number-columns-repeated="2"/>
          <table:table-cell office:value-type="string">
            <text:p>trn_post</text:p>
          </table:table-cell>
          <table:table-cell/>
        </table:table-row>
        <table:table-row table:style-name="ro1">
          <table:table-cell/>
          <table:table-cell table:style-name="ce1" office:value-type="string" table:number-columns-spanned="2" table:number-rows-spanned="1">
            <text:p>id</text:p>
          </table:table-cell>
          <table:covered-table-cell table:style-name="ce3"/>
          <table:table-cell/>
          <table:table-cell table:style-name="ce1" office:value-type="string" table:number-columns-spanned="2" table:number-rows-spanned="1">
            <text:p>id</text:p>
          </table:table-cell>
          <table:covered-table-cell table:style-name="ce3"/>
        </table:table-row>
        <table:table-row table:style-name="ro2">
          <table:table-cell/>
          <table:table-cell table:style-name="ce2" office:value-type="string" table:number-columns-spanned="2" table:number-rows-spanned="1">
            <text:p>username</text:p>
            <text:p>password</text:p>
            <text:p>group</text:p>
            <text:p>email</text:p>
            <text:p>last_login</text:p>
            <text:p>login_hash</text:p>
            <text:p>profile_fields</text:p>
            <text:p>created_at</text:p>
            <text:p>updated_at</text:p>
            <text:p>dltflg</text:p>
          </table:table-cell>
          <table:covered-table-cell table:style-name="ce4"/>
          <table:table-cell>
            <draw:line table:end-cell-address="Sheet1.D6" table:end-x="4.486cm" table:end-y="1.955cm" draw:z-index="0" draw:style-name="gr1" draw:text-style-name="P1" svg:x1="0.001cm" svg:y1="1.923cm" svg:x2="4.486cm" svg:y2="1.955cm">
              <text:p/>
            </draw:line>
            <draw:line table:end-cell-address="Sheet1.D6" table:end-x="0.315cm" table:end-y="2.218cm" draw:z-index="1" draw:style-name="gr1" draw:text-style-name="P1" svg:x1="0.315cm" svg:y1="1.697cm" svg:x2="0.315cm" svg:y2="2.218cm">
              <text:p/>
            </draw:line>
            <draw:line table:end-cell-address="Sheet1.D6" table:end-x="4.17cm" table:end-y="2.219cm" draw:z-index="2" draw:style-name="gr1" draw:text-style-name="P1" svg:x1="4.17cm" svg:y1="1.698cm" svg:x2="4.17cm" svg:y2="2.219cm">
              <text:p/>
            </draw:line>
          </table:table-cell>
          <table:table-cell table:style-name="ce2" office:value-type="string" table:number-columns-spanned="2" table:number-rows-spanned="1">
            <text:p>user_id</text:p>
            <text:p>post_title</text:p>
            <text:p>post_message</text:p>
            <text:p>created_at</text:p>
            <text:p>updated_at</text:p>
            <text:p>dltflg</text:p>
          </table:table-cell>
          <table:covered-table-cell table:style-name="ce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ヒラギノ明朝 ProN W3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3">2017/06/03</text:date>, <text:time>10:11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09:42:59</meta:creation-date>
    <dc:date>2017-06-03T10:11:31</dc:date>
    <meta:editing-duration>PT28M33S</meta:editing-duration>
    <meta:editing-cycles>7</meta:editing-cycles>
    <meta:generator>OpenOffice.org/3.4.1$Unix OpenOffice.org_project/341m1$Build-9593</meta:generator>
    <meta:document-statistic meta:table-count="3" meta:cell-count="6" meta:object-count="3"/>
  </office:meta>
</office:document-meta>
</file>